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Util.quoteMeta( String literal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REUtil.createRegex( String pattern , String op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REUtil.decomposeToSurrogates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Util.stripExtendedComment( String regex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3">
            <text:p text:style-name="Table_20_Contents">3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Util.isHighSurrogate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il.composeFromSurrogates( int high , int l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il.REUt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Util.matches( String regex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il.matches( String regex , String options , String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il.main( String [ ] argv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24">
            <text:p text:style-name="Table_20_Contents">24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REUtil.parseOptions( String opt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REUtil.createOptionString( int option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Util.getOptionValue( int ch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0">
            <text:p text:style-name="Table_20_Contents">0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REUtil.isLowSurrogate( int 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Util.dumpString( String v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Util.substring( CharacterIterator iterator , int begin , int e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